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751cm" fo:min-width="1.79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.458cm" fo:min-width="2.20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07cm" fo:min-width="1.501cm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top" draw:auto-grow-height="false" fo:min-height="1.556cm" fo:min-width="2.3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1.556cm" fo:min-width="2.006cm"/>
      <style:paragraph-properties style:writing-mode="lr-tb"/>
    </style:style>
    <style:style style:name="gr11" style:family="graphic" style:parent-style-name="standard">
      <style:graphic-properties draw:stroke="dash" draw:stroke-dash="Fine_20_Dashed" draw:textarea-horizontal-align="left" draw:textarea-vertical-align="top" draw:auto-grow-height="false" fo:min-height="4.75cm" fo:min-width="16.5cm"/>
      <style:paragraph-properties style:writing-mode="lr-tb"/>
    </style:style>
    <style:style style:name="gr12" style:family="graphic" style:parent-style-name="standard">
      <style:graphic-properties draw:stroke="dash" draw:stroke-dash="Fine_20_Dashed" draw:textarea-horizontal-align="left" draw:textarea-vertical-align="top" draw:auto-grow-height="false" fo:min-height="3.75cm" fo:min-width="22.5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2cm" svg:x="2cm" svg:y="15cm">
          <text:p text:style-name="P1"><text:span text:style-name="T1">Produc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1" xml:id="id7" draw:id="id7" draw:layer="layout" svg:width="3cm" svg:height="3cm" svg:x="2cm" svg:y="8cm">
          <text:p text:style-name="P1"><text:span text:style-name="T1">Cond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2cm" svg:x="2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6" draw:id="id6" draw:layer="layout" svg:width="3cm" svg:height="3cm" svg:x="8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2cm" svg:x="8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8" draw:id="id8" draw:layer="layout" svg:width="3cm" svg:height="3cm" svg:x="14cm" svg:y="8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2cm" svg:x="14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3cm" svg:height="2cm" svg:x="8cm" svg:y="15cm">
          <text:p text:style-name="P1"><text:span text:style-name="T1">Resolv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2cm" svg:height="1cm" svg:x="8.5cm" svg:y="15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xml:id="id3" draw:id="id3" draw:layer="layout" svg:width="3cm" svg:height="2cm" svg:x="14cm" svg:y="15cm">
          <text:p text:style-name="P1"><text:span text:style-name="T1">Rou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2cm" svg:height="1cm" svg:x="14.5cm" svg:y="15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xml:id="id4" draw:id="id4" draw:layer="layout" svg:width="3cm" svg:height="2cm" svg:x="20cm" svg:y="15cm">
          <text:p text:style-name="P1"><text:span text:style-name="T1">Consum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2cm" svg:height="1cm" svg:x="20.5cm" svg:y="15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5" draw:text-style-name="P4" draw:layer="layout" svg:x1="5cm" svg:y1="16cm" svg:x2="8cm" svg:y2="16cm" draw:start-shape="id1" draw:start-glue-point="1" draw:end-shape="id2" draw:end-glue-point="3" svg:d="M5000 16000h3000" svg:viewBox="0 0 3001 1">
          <text:p/>
        </draw:connector>
        <draw:connector draw:style-name="gr5" draw:text-style-name="P4" draw:layer="layout" svg:x1="11cm" svg:y1="16cm" svg:x2="14cm" svg:y2="16cm" draw:start-shape="id2" draw:start-glue-point="1" draw:end-shape="id3" draw:end-glue-point="3" svg:d="M11000 16000h3000" svg:viewBox="0 0 3001 1">
          <text:p/>
        </draw:connector>
        <draw:connector draw:style-name="gr5" draw:text-style-name="P4" draw:layer="layout" svg:x1="17cm" svg:y1="16cm" svg:x2="20cm" svg:y2="16cm" draw:start-shape="id3" draw:start-glue-point="1" draw:end-shape="id4" draw:end-glue-point="3" svg:d="M17000 16000h3000" svg:viewBox="0 0 3001 1">
          <text:p/>
        </draw:connector>
        <draw:custom-shape draw:style-name="gr6" draw:text-style-name="P1" xml:id="id5" draw:id="id5" draw:layer="layout" svg:width="3cm" svg:height="2cm" svg:x="8cm" svg:y="2cm">
          <text:p text:style-name="P1"><text:span text:style-name="T1">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1.5cm" svg:y1="15cm" svg:x2="11cm" svg:y2="3cm" draw:start-shape="id4" draw:start-glue-point="0" draw:end-shape="id5" draw:end-glue-point="1" svg:d="M21500 15000v-12000h-10500" svg:viewBox="0 0 10501 12001">
          <text:p/>
        </draw:connector>
        <draw:connector draw:style-name="gr5" draw:text-style-name="P4" draw:layer="layout" draw:type="line" svg:x1="9.5cm" svg:y1="4cm" svg:x2="9.5cm" svg:y2="8cm" draw:start-shape="id5" draw:start-glue-point="2" draw:end-shape="id6" draw:end-glue-point="0" svg:d="M9500 4000v4000" svg:viewBox="0 0 1 4001">
          <text:p/>
        </draw:connector>
        <draw:connector draw:style-name="gr5" draw:text-style-name="P4" draw:layer="layout" draw:type="line" svg:x1="9.5cm" svg:y1="15cm" svg:x2="3.5cm" svg:y2="11cm" draw:start-shape="id2" draw:start-glue-point="0" draw:end-shape="id7" draw:end-glue-point="2" svg:d="M9500 15000l-6000-4000" svg:viewBox="0 0 6001 4001">
          <text:p/>
        </draw:connector>
        <draw:connector draw:style-name="gr5" draw:text-style-name="P4" draw:layer="layout" draw:type="line" svg:x1="9.5cm" svg:y1="15cm" svg:x2="9.5cm" svg:y2="11cm" draw:start-shape="id2" draw:start-glue-point="0" draw:end-shape="id6" draw:end-glue-point="2" svg:d="M9500 15000v-4000" svg:viewBox="0 0 1 4001">
          <text:p/>
        </draw:connector>
        <draw:connector draw:style-name="gr5" draw:text-style-name="P5" draw:layer="layout" draw:type="line" svg:x1="9.5cm" svg:y1="15cm" svg:x2="15.5cm" svg:y2="11cm" draw:start-shape="id2" draw:start-glue-point="0" draw:end-shape="id8" draw:end-glue-point="2" svg:d="M9500 15000l6000-4000" svg:viewBox="0 0 6001 4001">
          <text:p/>
        </draw:connector>
        <draw:connector draw:style-name="gr5" draw:text-style-name="P4" draw:layer="layout" draw:type="line" svg:x1="15.5cm" svg:y1="15cm" svg:x2="15.5cm" svg:y2="11cm" draw:start-shape="id3" draw:start-glue-point="0" draw:end-shape="id8" draw:end-glue-point="2" svg:d="M15500 15000v-4000" svg:viewBox="0 0 1 4001">
          <text:p/>
        </draw:connector>
        <draw:connector draw:style-name="gr5" draw:text-style-name="P4" draw:layer="layout" svg:x1="8cm" svg:y1="9.5cm" svg:x2="5cm" svg:y2="9.5cm" draw:start-shape="id6" draw:start-glue-point="3" draw:end-shape="id7" draw:end-glue-point="1" svg:d="M8000 9500h-3000" svg:viewBox="0 0 3001 1">
          <text:p/>
        </draw:connector>
        <draw:frame draw:style-name="gr7" draw:text-style-name="P6" draw:layer="layout" svg:width="1.5cm" svg:height="1.039cm" svg:x="19.75cm" svg:y="4.25cm">
          <draw:text-box>
            <text:p><text:span text:style-name="T1">Notify</text:span></text:p>
            <text:p><text:span text:style-name="T1">User</text:span></text:p>
          </draw:text-box>
        </draw:frame>
        <draw:frame draw:style-name="gr8" draw:text-style-name="P6" draw:layer="layout" svg:width="3.75cm" svg:height="1.865cm" svg:x="9.5cm" svg:y="5cm">
          <draw:text-box>
            <text:p><text:span text:style-name="T1">Create</text:span></text:p>
            <text:p><text:span text:style-name="T1">Read</text:span></text:p>
            <text:p><text:span text:style-name="T1">Delete</text:span></text:p>
            <text:p><text:span text:style-name="T1">Search by Metadata</text:span></text:p>
          </draw:text-box>
        </draw:frame>
        <draw:frame draw:style-name="gr7" draw:text-style-name="P6" draw:layer="layout" svg:width="1.75cm" svg:height="1.039cm" svg:x="5.75cm" svg:y="8.5cm">
          <draw:text-box>
            <text:p><text:span text:style-name="T1">Create</text:span></text:p>
            <text:p><text:span text:style-name="T1">Delete</text:span></text:p>
          </draw:text-box>
        </draw:frame>
        <draw:frame draw:style-name="gr7" draw:text-style-name="P6" draw:layer="layout" svg:width="2.25cm" svg:height="1.039cm" svg:x="3.5cm" svg:y="12.25cm">
          <draw:text-box>
            <text:p><text:span text:style-name="T1">Search by Key/Value</text:span></text:p>
          </draw:text-box>
        </draw:frame>
        <draw:frame draw:style-name="gr7" draw:text-style-name="P6" draw:layer="layout" svg:width="2.25cm" svg:height="1.039cm" svg:x="7.5cm" svg:y="12.25cm">
          <draw:text-box>
            <text:p><text:span text:style-name="T1">Search by Condition</text:span></text:p>
          </draw:text-box>
        </draw:frame>
        <draw:frame draw:style-name="gr9" draw:text-style-name="P6" draw:layer="layout" svg:width="2cm" svg:height="0.645cm" svg:x="11cm" svg:y="12.5cm">
          <draw:text-box>
            <text:p><text:span text:style-name="T1">Register</text:span></text:p>
          </draw:text-box>
        </draw:frame>
        <draw:frame draw:style-name="gr9" draw:text-style-name="P6" draw:layer="layout" svg:width="2cm" svg:height="0.645cm" svg:x="15.5cm" svg:y="12.5cm">
          <draw:text-box>
            <text:p><text:span text:style-name="T1">Search</text:span></text:p>
          </draw:text-box>
        </draw:frame>
        <draw:frame draw:style-name="gr7" draw:text-style-name="P6" draw:layer="layout" svg:width="2cm" svg:height="1.039cm" svg:x="5.5cm" svg:y="16cm">
          <draw:text-box>
            <text:p><text:span text:style-name="T1">Submit</text:span></text:p>
            <text:p><text:span text:style-name="T1">Message</text:span></text:p>
          </draw:text-box>
        </draw:frame>
        <draw:frame draw:style-name="gr7" draw:text-style-name="P6" draw:layer="layout" svg:width="2cm" svg:height="1.039cm" svg:x="11.5cm" svg:y="16cm">
          <draw:text-box>
            <text:p><text:span text:style-name="T1">Submit</text:span></text:p>
            <text:p><text:span text:style-name="T1">Message</text:span></text:p>
          </draw:text-box>
        </draw:frame>
        <draw:frame draw:style-name="gr7" draw:text-style-name="P6" draw:layer="layout" svg:width="2cm" svg:height="1.039cm" svg:x="17.5cm" svg:y="16cm">
          <draw:text-box>
            <text:p><text:span text:style-name="T1">Submit</text:span></text:p>
            <text:p><text:span text:style-name="T1">Message</text:span></text:p>
          </draw:text-box>
        </draw:frame>
        <draw:custom-shape draw:style-name="gr10" draw:text-style-name="P1" xml:id="id9" draw:id="id9" draw:layer="layout" svg:width="2.7cm" svg:height="2cm" svg:x="26cm" svg:y="15cm">
          <text:p text:style-name="P1"><text:span text:style-name="T1">3rd Party</text:span></text:p>
          <text:p text:style-name="P1"><text:span text:style-name="T1">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3cm" svg:y1="16cm" svg:x2="26cm" svg:y2="16cm" draw:start-shape="id4" draw:start-glue-point="1" draw:end-shape="id9" draw:end-glue-point="3" svg:d="M23000 16000h3000" svg:viewBox="0 0 3001 1">
          <text:p/>
        </draw:connector>
        <draw:frame draw:style-name="gr7" draw:text-style-name="P6" draw:layer="layout" svg:width="2cm" svg:height="1.039cm" svg:x="24cm" svg:y="16cm">
          <draw:text-box>
            <text:p><text:span text:style-name="T1">Submit</text:span></text:p>
            <text:p><text:span text:style-name="T1">Message</text:span></text:p>
          </draw:text-box>
        </draw:frame>
        <draw:custom-shape draw:style-name="gr11" draw:text-style-name="P1" draw:layer="layout" svg:width="17cm" svg:height="5cm" svg:x="1cm" svg:y="7cm">
          <text:p text:style-name="P1"><text:span text:style-name="T1">Stateful CRUD Servic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3cm" svg:height="4cm" svg:x="1cm" svg:y="14cm">
          <text:p text:style-name="P1"><text:span text:style-name="T1">Stateless Processing Pipeli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3-10T10:43:59.965101377</dc:date>
    <meta:editing-duration>PT33M20S</meta:editing-duration>
    <meta:editing-cycles>3</meta:editing-cycles>
    <meta:generator>LibreOffice/7.4.2.3$Linux_X86_64 LibreOffice_project/40$Build-3</meta:generator>
    <meta:document-statistic meta:object-count="39"/>
  </office:meta>
</office:document-meta>
</file>